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lucida console', 'andale mono', 'bitstream vera sans mono', 'courier new', Courier, monospace"/>
    <style:font-face style:name="Consolas1" svg:font-family="Consolas, 'lucida console', 'andale mono', 'bitstream vera sans mono', 'courier new', Courier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thJax Main" svg:font-family="'MathJax Main'"/>
    <style:font-face style:name="MathJax Math-italic" svg:font-family="'MathJax Math-italic'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helvetica neue" svg:font-family="'helvetica neue', Helvetica, Arial, sans-serif"/>
  </office:font-face-decls>
  <office:automatic-styles>
    <style:style style:name="P1" style:family="paragraph" style:parent-style-name="Preformatted_20_Text">
      <loext:graphic-properties draw:fill="solid" draw:fill-color="#efefef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efefef"/>
      <style:text-properties fo:font-variant="normal" fo:text-transform="none" fo:color="#880000" loext:opacity="100%" style:font-name="Consolas" fo:font-size="7.19999980926514pt" fo:letter-spacing="normal" fo:font-style="normal" fo:font-weight="normal" fo:background-color="#e0e0e0" loext:padding="0cm" loext:border="none"/>
    </style:style>
    <style:style style:name="P2" style:family="paragraph" style:parent-style-name="Preformatted_20_Text">
      <loext:graphic-properties draw:fill="solid" draw:fill-color="#efefef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efefef"/>
      <style:text-properties fo:font-variant="normal" fo:text-transform="none" fo:color="#880000" loext:opacity="100%" style:font-name="Consolas" fo:font-size="7.19999980926514pt" fo:letter-spacing="normal" fo:font-style="normal" fo:font-weight="normal" loext:padding="0.049cm" loext:border="0.06pt solid #888888"/>
    </style:style>
    <style:style style:name="P3" style:family="paragraph" style:parent-style-name="Preformatted_20_Text">
      <loext:graphic-properties draw:fill="solid" draw:fill-color="#efefef" draw:opacity="100%"/>
      <style:paragraph-properties fo:margin-top="0cm" fo:margin-bottom="0cm" style:contextual-spacing="false" fo:orphans="2" fo:widows="2" fo:background-color="#efefef"/>
      <style:text-properties fo:font-variant="normal" fo:text-transform="none" fo:color="#880000" loext:opacity="100%" style:font-name="Consolas" fo:font-size="7.19999980926514pt" fo:letter-spacing="normal" fo:font-style="normal" fo:font-weight="normal" loext:padding="0.049cm" loext:border="0.06pt solid #888888"/>
    </style:style>
    <style:style style:name="P4" style:family="paragraph" style:parent-style-name="Preformatted_20_Text">
      <loext:graphic-properties draw:fill="solid" draw:fill-color="#efefef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efefef"/>
      <style:text-properties fo:font-variant="normal" fo:text-transform="none" fo:color="#880000" loext:opacity="100%" style:font-name="Consolas" fo:font-size="7.19999980926514pt" fo:letter-spacing="normal" fo:font-style="normal" fo:font-weight="normal" loext:padding="0cm" loext:border="none"/>
    </style:style>
    <style:style style:name="P5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variant="normal" fo:text-transform="none" fo:color="#222222" loext:opacity="100%" style:font-name="helvetica neue" fo:font-size="12.6000003814697pt" fo:letter-spacing="normal" fo:font-style="normal" fo:font-weight="normal" loext:padding="0cm" loext:border="none"/>
    </style:style>
    <style:style style:name="P6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8" style:family="paragraph" style:parent-style-name="Standard">
      <style:paragraph-properties fo:margin-top="0cm" fo:margin-bottom="0.499cm" style:contextual-spacing="false" fo:text-align="center" style:justify-single-word="false" fo:orphans="2" fo:widows="2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P10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1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1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bold" loext:padding="0cm" loext:border="none"/>
    </style:style>
    <style:style style:name="P1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9.60000038146973pt" fo:letter-spacing="normal" fo:font-style="normal" fo:font-weight="bold" loext:padding="0cm" loext:border="none"/>
    </style:style>
    <style:style style:name="P14" style:family="paragraph" style:parent-style-name="Text_20_body" style:list-style-name="L1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helvetica neue" fo:font-size="8.39999961853027pt" fo:letter-spacing="normal" fo:font-style="normal" fo:font-weight="normal" loext:padding="0cm" loext:border="none"/>
    </style:style>
    <style:style style:name="P1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text-transform="lowercase" fo:color="#222222" loext:opacity="100%" style:font-name="Consolas1" fo:letter-spacing="normal" fo:font-style="normal" fo:font-weight="bold" loext:padding-left="0cm" loext:padding-right="0cm" loext:padding-top="0cm" loext:padding-bottom="0.049cm" loext:border-left="none" loext:border-right="none" loext:border-top="none" loext:border-bottom="0.06pt solid #888888"/>
    </style:style>
    <style:style style:name="P16" style:family="paragraph" style:parent-style-name="Text_20_body">
      <style:paragraph-properties fo:margin-left="0.021cm" fo:margin-right="0.021cm" fo:margin-top="0.021cm" fo:margin-bottom="0.021cm" style:contextual-spacing="false" fo:line-height="110%" fo:orphans="2" fo:widows="2" fo:text-indent="0cm" style:auto-text-indent="false"/>
      <style:text-properties fo:color="#888888" loext:opacity="100%" loext:padding="0.064cm" loext:border="0.06pt solid #b9b9b9"/>
    </style:style>
    <style:style style:name="T1" style:family="text">
      <style:text-properties style:text-line-through-style="none" style:text-line-through-type="none" style:text-underline-style="none" style:text-blinking="false"/>
    </style:style>
    <style:style style:name="T2" style:family="text">
      <style:text-properties style:text-line-through-style="none" style:text-line-through-type="none" style:font-name="MathJax Math-italic" fo:font-size="9.60000038146973pt" style:text-underline-style="none" style:text-blinking="false"/>
    </style:style>
    <style:style style:name="T3" style:family="text">
      <style:text-properties style:text-line-through-style="none" style:text-line-through-type="none" fo:font-size="9.60000038146973pt" style:text-underline-style="none" style:text-blinking="false"/>
    </style:style>
    <style:style style:name="T4" style:family="text">
      <style:text-properties style:text-line-through-style="none" style:text-line-through-type="none" style:font-name="MathJax Main" fo:font-size="9.60000038146973pt" style:text-underline-style="none" style:text-blinking="false"/>
    </style:style>
    <style:style style:name="T5" style:family="text">
      <style:text-properties fo:font-weight="bold"/>
    </style:style>
    <style:style style:name="T6" style:family="text">
      <style:text-properties fo:color="#000000" loext:opacity="100%" style:text-line-through-style="none" style:text-line-through-type="none" style:font-name="MathJax Math-italic" fo:font-size="9.60000038146973pt" style:text-underline-style="none" style:text-blinking="false"/>
    </style:style>
    <style:style style:name="T7" style:family="text">
      <style:text-properties fo:color="#000000" loext:opacity="100%" style:text-line-through-style="none" style:text-line-through-type="none" fo:font-size="9.60000038146973pt" style:text-underline-style="none" style:text-blinking="false"/>
    </style:style>
    <style:style style:name="T8" style:family="text">
      <style:text-properties fo:color="#000000" loext:opacity="100%" style:text-line-through-style="none" style:text-line-through-type="none" style:text-underline-style="none" style:text-blinking="false"/>
    </style:style>
    <style:style style:name="T9" style:family="text">
      <style:text-properties fo:color="#000000" loext:opacity="100%" style:text-line-through-style="none" style:text-line-through-type="none" style:font-name="MathJax Main" fo:font-size="9.60000038146973pt" style:text-underline-style="none" style:text-blinking="false"/>
    </style:style>
    <style:style style:name="T10" style:family="text">
      <style:text-properties fo:color="#000000" loext:opacity="100%" style:text-line-through-style="none" style:text-line-through-type="none" style:font-name="MathJax Main" fo:font-size="6.59999990463257pt" style:text-underline-style="none" style:text-blinking="false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MathJax Main" fo:font-size="9.60000038146973pt" fo:letter-spacing="normal" fo:font-style="normal" style:text-underline-style="none" fo:font-weight="normal" style:text-blinking="false" loext:padding="0cm" loext:border="none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MathJax Math-italic" fo:font-size="9.60000038146973pt" fo:letter-spacing="normal" fo:font-style="normal" style:text-underline-style="none" fo:font-weight="normal" style:text-blinking="false" loext:padding="0cm" loext:border="none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helvetica neue" fo:font-size="8.39999961853027pt" fo:letter-spacing="normal" fo:font-style="normal" style:text-underline-style="none" fo:font-weight="normal" style:text-blinking="false" loext:padding="0cm" loext:border="none"/>
    </style:style>
    <style:style style:name="T14" style:family="text"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T15" style:family="text">
      <style:text-properties fo:font-variant="normal" fo:text-transform="none" fo:color="#4d87c7" loext:opacity="100%" style:text-line-through-style="none" style:text-line-through-type="none" style:font-name="helvetica neue" fo:font-size="8.39999961853027pt" fo:letter-spacing="normal" fo:font-style="normal" style:text-underline-style="none" fo:font-weight="normal" style:text-blinking="false" loext:padding="0cm" loext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Non-coprime Split</text:p>
      <text:p text:style-name="P6">time limit per test</text:p>
      <text:p text:style-name="P7">1 second</text:p>
      <text:p text:style-name="P6">memory limit per test</text:p>
      <text:p text:style-name="P7">256 megabytes</text:p>
      <text:p text:style-name="P6">input</text:p>
      <text:p text:style-name="P7">standard input</text:p>
      <text:p text:style-name="P6">output</text:p>
      <text:p text:style-name="P8">standard output</text:p>
      <text:p text:style-name="P10">You are given two integers <text:bookmark text:name="MathJax-Element-1-Frame"/><text:bookmark text:name="MathJax-Span-1"/><text:bookmark text:name="MathJax-Span-2"/><text:bookmark text:name="MathJax-Span-3"/><text:span text:style-name="T6">l</text:span><text:bookmark text:name="MathJax-Span-4"/><text:span text:style-name="T7">≤</text:span><text:bookmark text:name="MathJax-Span-5"/><text:span text:style-name="T6">r</text:span><text:span text:style-name="T8">�≤�</text:span>. You need to find <text:span text:style-name="T5">positive</text:span> integers <text:bookmark text:name="MathJax-Element-2-Frame"/><text:bookmark text:name="MathJax-Span-6"/><text:bookmark text:name="MathJax-Span-7"/><text:bookmark text:name="MathJax-Span-8"/><text:span text:style-name="T6">a</text:span><text:span text:style-name="T8">�</text:span> and <text:bookmark text:name="MathJax-Element-3-Frame"/><text:bookmark text:name="MathJax-Span-9"/><text:bookmark text:name="MathJax-Span-10"/><text:bookmark text:name="MathJax-Span-11"/><text:span text:style-name="T6">b</text:span><text:span text:style-name="T8">�</text:span> such that the following conditions are simultaneously satisfied:</text:p>
      <text:list xml:id="list1327744677" text:style-name="L1">
        <text:list-item>
          <text:p text:style-name="P14"><text:bookmark text:name="MathJax-Element-4-Frame"/><text:bookmark text:name="MathJax-Span-12"/><text:bookmark text:name="MathJax-Span-13"/><text:bookmark text:name="MathJax-Span-14"/><text:span text:style-name="T2">l</text:span><text:bookmark text:name="MathJax-Span-15"/><text:span text:style-name="T3">≤</text:span><text:bookmark text:name="MathJax-Span-16"/><text:span text:style-name="T2">a</text:span><text:bookmark text:name="MathJax-Span-17"/><text:span text:style-name="T4">+</text:span><text:bookmark text:name="MathJax-Span-18"/><text:span text:style-name="T2">b</text:span><text:bookmark text:name="MathJax-Span-19"/><text:span text:style-name="T3">≤</text:span><text:bookmark text:name="MathJax-Span-20"/><text:span text:style-name="T2">r</text:span><text:span text:style-name="T1">�≤�+�≤�</text:span></text:p>
        </text:list-item>
        <text:list-item>
          <text:p text:style-name="P14"><text:bookmark text:name="MathJax-Element-5-Frame"/><text:bookmark text:name="MathJax-Span-21"/><text:bookmark text:name="MathJax-Span-22"/><text:bookmark text:name="MathJax-Span-23"/><text:span text:style-name="T4">gcd</text:span><text:bookmark text:name="MathJax-Span-24"/><text:span text:style-name="T4">(</text:span><text:bookmark text:name="MathJax-Span-25"/><text:span text:style-name="T2">a</text:span><text:bookmark text:name="MathJax-Span-26"/><text:span text:style-name="T4">,</text:span><text:bookmark text:name="MathJax-Span-27"/><text:span text:style-name="T2">b</text:span><text:bookmark text:name="MathJax-Span-28"/><text:span text:style-name="T4">)</text:span><text:bookmark text:name="MathJax-Span-29"/><text:span text:style-name="T3">≠</text:span><text:bookmark text:name="MathJax-Span-30"/><text:span text:style-name="T4">1</text:span><text:span text:style-name="T1">gcd(�,�)≠1</text:span></text:p>
        </text:list-item>
      </text:list>
      <text:p text:style-name="P11">or report that they do not exist.</text:p>
      <text:p text:style-name="P9"><text:bookmark text:name="MathJax-Element-6-Frame"/><text:bookmark text:name="MathJax-Span-31"/><text:bookmark text:name="MathJax-Span-32"/><text:bookmark text:name="MathJax-Span-33"/><text:span text:style-name="T11">gcd</text:span><text:bookmark text:name="MathJax-Span-34"/><text:span text:style-name="T11">(</text:span><text:bookmark text:name="MathJax-Span-35"/><text:span text:style-name="T12">a</text:span><text:bookmark text:name="MathJax-Span-36"/><text:span text:style-name="T11">,</text:span><text:bookmark text:name="MathJax-Span-37"/><text:span text:style-name="T12">b</text:span><text:bookmark text:name="MathJax-Span-38"/><text:span text:style-name="T11">)</text:span><text:span text:style-name="T13">gcd(�,�)</text:span><text:span text:style-name="T14"> denotes the </text:span><text:a xlink:type="simple" xlink:href="https://en.wikipedia.org/wiki/Greatest_common_divisor" text:style-name="Internet_20_link" text:visited-style-name="Visited_20_Internet_20_Link"><text:span text:style-name="T15">greatest common divisor</text:span></text:a><text:span text:style-name="T14"> of numbers </text:span><text:bookmark text:name="MathJax-Element-7-Frame"/><text:bookmark text:name="MathJax-Span-39"/><text:bookmark text:name="MathJax-Span-40"/><text:bookmark text:name="MathJax-Span-41"/><text:span text:style-name="T12">a</text:span><text:span text:style-name="T13">�</text:span><text:span text:style-name="T14"> and </text:span><text:bookmark text:name="MathJax-Element-8-Frame"/><text:bookmark text:name="MathJax-Span-42"/><text:bookmark text:name="MathJax-Span-43"/><text:bookmark text:name="MathJax-Span-44"/><text:span text:style-name="T12">b</text:span><text:span text:style-name="T13">�</text:span><text:span text:style-name="T14">. For example, </text:span><text:bookmark text:name="MathJax-Element-9-Frame"/><text:bookmark text:name="MathJax-Span-45"/><text:bookmark text:name="MathJax-Span-46"/><text:bookmark text:name="MathJax-Span-47"/><text:span text:style-name="T11">gcd</text:span><text:bookmark text:name="MathJax-Span-48"/><text:span text:style-name="T11">(</text:span><text:bookmark text:name="MathJax-Span-49"/><text:span text:style-name="T11">6</text:span><text:bookmark text:name="MathJax-Span-50"/><text:span text:style-name="T11">,</text:span><text:bookmark text:name="MathJax-Span-51"/><text:span text:style-name="T11">9</text:span><text:bookmark text:name="MathJax-Span-52"/><text:span text:style-name="T11">)</text:span><text:bookmark text:name="MathJax-Span-53"/><text:span text:style-name="T11">=</text:span><text:bookmark text:name="MathJax-Span-54"/><text:span text:style-name="T11">3</text:span><text:span text:style-name="T13">gcd(6,9)=3</text:span><text:span text:style-name="T14">, </text:span><text:bookmark text:name="MathJax-Element-10-Frame"/><text:bookmark text:name="MathJax-Span-55"/><text:bookmark text:name="MathJax-Span-56"/><text:bookmark text:name="MathJax-Span-57"/><text:span text:style-name="T11">gcd</text:span><text:bookmark text:name="MathJax-Span-58"/><text:span text:style-name="T11">(</text:span><text:bookmark text:name="MathJax-Span-59"/><text:span text:style-name="T11">8</text:span><text:bookmark text:name="MathJax-Span-60"/><text:span text:style-name="T11">,</text:span><text:bookmark text:name="MathJax-Span-61"/><text:span text:style-name="T11">9</text:span><text:bookmark text:name="MathJax-Span-62"/><text:span text:style-name="T11">)</text:span><text:bookmark text:name="MathJax-Span-63"/><text:span text:style-name="T11">=</text:span><text:bookmark text:name="MathJax-Span-64"/><text:span text:style-name="T11">1</text:span><text:span text:style-name="T13">gcd(8,9)=1</text:span><text:span text:style-name="T14">, </text:span><text:bookmark text:name="MathJax-Element-11-Frame"/><text:bookmark text:name="MathJax-Span-65"/><text:bookmark text:name="MathJax-Span-66"/><text:bookmark text:name="MathJax-Span-67"/><text:span text:style-name="T11">gcd</text:span><text:bookmark text:name="MathJax-Span-68"/><text:span text:style-name="T11">(</text:span><text:bookmark text:name="MathJax-Span-69"/><text:span text:style-name="T11">4</text:span><text:bookmark text:name="MathJax-Span-70"/><text:span text:style-name="T11">,</text:span><text:bookmark text:name="MathJax-Span-71"/><text:span text:style-name="T11">2</text:span><text:bookmark text:name="MathJax-Span-72"/><text:span text:style-name="T11">)</text:span><text:bookmark text:name="MathJax-Span-73"/><text:span text:style-name="T11">=</text:span><text:bookmark text:name="MathJax-Span-74"/><text:span text:style-name="T11">2</text:span><text:span text:style-name="T13">gcd(4,2)=2</text:span><text:span text:style-name="T14">.</text:span></text:p>
      <text:p text:style-name="P13">Input</text:p>
      <text:p text:style-name="P10">The first line of the input contains an integer <text:bookmark text:name="MathJax-Element-12-Frame"/><text:bookmark text:name="MathJax-Span-75"/><text:bookmark text:name="MathJax-Span-76"/><text:bookmark text:name="MathJax-Span-77"/><text:span text:style-name="T6">t</text:span><text:span text:style-name="T8">�</text:span> (<text:bookmark text:name="MathJax-Element-13-Frame"/><text:bookmark text:name="MathJax-Span-78"/><text:bookmark text:name="MathJax-Span-79"/><text:bookmark text:name="MathJax-Span-80"/><text:span text:style-name="T9">1</text:span><text:bookmark text:name="MathJax-Span-81"/><text:span text:style-name="T7">≤</text:span><text:bookmark text:name="MathJax-Span-82"/><text:span text:style-name="T6">t</text:span><text:bookmark text:name="MathJax-Span-83"/><text:span text:style-name="T7">≤</text:span><text:bookmark text:name="MathJax-Span-84"/><text:span text:style-name="T9">500</text:span><text:span text:style-name="T8">1≤�≤500</text:span>) — the number of test cases.</text:p>
      <text:p text:style-name="P11">Then the descriptions of the test cases follow.</text:p>
      <text:p text:style-name="P10">The only line of the description of each test case contains <text:bookmark text:name="MathJax-Element-14-Frame"/><text:bookmark text:name="MathJax-Span-85"/><text:bookmark text:name="MathJax-Span-86"/><text:bookmark text:name="MathJax-Span-87"/><text:span text:style-name="T9">2</text:span><text:span text:style-name="T8">2</text:span> integers <text:bookmark text:name="MathJax-Element-15-Frame"/><text:bookmark text:name="MathJax-Span-88"/><text:bookmark text:name="MathJax-Span-89"/><text:bookmark text:name="MathJax-Span-90"/><text:span text:style-name="T6">l</text:span><text:bookmark text:name="MathJax-Span-91"/><text:span text:style-name="T9">,</text:span><text:bookmark text:name="MathJax-Span-92"/><text:span text:style-name="T6">r</text:span><text:span text:style-name="T8">�,�</text:span> (<text:bookmark text:name="MathJax-Element-16-Frame"/><text:bookmark text:name="MathJax-Span-93"/><text:bookmark text:name="MathJax-Span-94"/><text:bookmark text:name="MathJax-Span-95"/><text:span text:style-name="T9">1</text:span><text:bookmark text:name="MathJax-Span-96"/><text:span text:style-name="T7">≤</text:span><text:bookmark text:name="MathJax-Span-97"/><text:span text:style-name="T6">l</text:span><text:bookmark text:name="MathJax-Span-98"/><text:span text:style-name="T7">≤</text:span><text:bookmark text:name="MathJax-Span-99"/><text:span text:style-name="T6">r</text:span><text:bookmark text:name="MathJax-Span-100"/><text:span text:style-name="T7">≤</text:span><text:bookmark text:name="MathJax-Span-101"/><text:bookmark text:name="MathJax-Span-102"/><text:span text:style-name="T9">10</text:span><text:bookmark text:name="MathJax-Span-103"/><text:span text:style-name="T10">7</text:span><text:span text:style-name="T8">1≤�≤�≤107</text:span>).</text:p>
      <text:p text:style-name="P13">Output</text:p>
      <text:p text:style-name="P10">For each test case, output the integers <text:bookmark text:name="MathJax-Element-17-Frame"/><text:bookmark text:name="MathJax-Span-104"/><text:bookmark text:name="MathJax-Span-105"/><text:bookmark text:name="MathJax-Span-106"/><text:span text:style-name="T6">a</text:span><text:bookmark text:name="MathJax-Span-107"/><text:span text:style-name="T9">,</text:span><text:bookmark text:name="MathJax-Span-108"/><text:span text:style-name="T6">b</text:span><text:span text:style-name="T8">�,�</text:span> that satisfy all the conditions on a separate line. If there is no answer, instead output a single number <text:bookmark text:name="MathJax-Element-18-Frame"/><text:bookmark text:name="MathJax-Span-109"/><text:bookmark text:name="MathJax-Span-110"/><text:bookmark text:name="MathJax-Span-111"/><text:span text:style-name="T8">−</text:span><text:bookmark text:name="MathJax-Span-112"/><text:span text:style-name="T9">1</text:span><text:span text:style-name="T8">−1</text:span>.</text:p>
      <text:p text:style-name="P11">If there are multiple answers, you can output any of them.</text:p>
      <text:p text:style-name="P12">Example</text:p>
      <text:p text:style-name="P15">input</text:p>
      <text:section text:style-name="Sect1" text:name="id002527988670020165">
        <text:p text:style-name="P16">Copy</text:p>
      </text:section>
      <text:p text:style-name="P1"><text:bookmark text:name="id0006621026914806838"/>11</text:p>
      <text:p text:style-name="P4">11 15</text:p>
      <text:p text:style-name="P1">1 3</text:p>
      <text:p text:style-name="P4">18 19</text:p>
      <text:p text:style-name="P1">41 43</text:p>
      <text:p text:style-name="P4">777 777</text:p>
      <text:p text:style-name="P1">8000000 10000000</text:p>
      <text:p text:style-name="P4">2000 2023</text:p>
      <text:p text:style-name="P1">1791791 1791791</text:p>
      <text:p text:style-name="P4">1 4</text:p>
      <text:p text:style-name="P1">2 3</text:p>
      <text:p text:style-name="P4">9840769 9840769</text:p>
      <text:p text:style-name="P15">output</text:p>
      <text:section text:style-name="Sect1" text:name="id004715553328633655">
        <text:p text:style-name="P16">Copy</text:p>
      </text:section>
      <text:p text:style-name="P2"><text:bookmark text:name="id009314483097824073"/>6 9</text:p>
      <text:p text:style-name="P3">-1</text:p>
      <text:p text:style-name="P3">14 4</text:p>
      <text:p text:style-name="P3">36 6</text:p>
      <text:p text:style-name="P3">111 666</text:p>
      <text:p text:style-name="P3">4000000 5000000 </text:p>
      <text:p text:style-name="P3">2009 7</text:p>
      <text:p text:style-name="P3">-1</text:p>
      <text:p text:style-name="P3">2 2</text:p>
      <text:p text:style-name="P3">-1</text:p>
      <text:p text:style-name="P3">6274 9834495</text:p>
      <text:p text:style-name="P13">Note</text:p>
      <text:p text:style-name="P10">In the first test case, <text:bookmark text:name="MathJax-Element-19-Frame"/><text:bookmark text:name="MathJax-Span-113"/><text:bookmark text:name="MathJax-Span-114"/><text:bookmark text:name="MathJax-Span-115"/><text:span text:style-name="T9">11</text:span><text:bookmark text:name="MathJax-Span-116"/><text:span text:style-name="T7">≤</text:span><text:bookmark text:name="MathJax-Span-117"/><text:span text:style-name="T9">6</text:span><text:bookmark text:name="MathJax-Span-118"/><text:span text:style-name="T9">+</text:span><text:bookmark text:name="MathJax-Span-119"/><text:span text:style-name="T9">9</text:span><text:bookmark text:name="MathJax-Span-120"/><text:span text:style-name="T7">≤</text:span><text:bookmark text:name="MathJax-Span-121"/><text:span text:style-name="T9">15</text:span><text:span text:style-name="T8">11≤6+9≤15</text:span>, <text:bookmark text:name="MathJax-Element-20-Frame"/><text:bookmark text:name="MathJax-Span-122"/><text:bookmark text:name="MathJax-Span-123"/><text:bookmark text:name="MathJax-Span-124"/><text:span text:style-name="T9">gcd</text:span><text:bookmark text:name="MathJax-Span-125"/><text:span text:style-name="T9">(</text:span><text:bookmark text:name="MathJax-Span-126"/><text:span text:style-name="T9">6</text:span><text:bookmark text:name="MathJax-Span-127"/><text:span text:style-name="T9">,</text:span><text:bookmark text:name="MathJax-Span-128"/><text:span text:style-name="T9">9</text:span><text:bookmark text:name="MathJax-Span-129"/><text:span text:style-name="T9">)</text:span><text:bookmark text:name="MathJax-Span-130"/><text:span text:style-name="T9">=</text:span><text:bookmark text:name="MathJax-Span-131"/><text:span text:style-name="T9">3</text:span><text:span text:style-name="T8">gcd(6,9)=3</text:span>, and all conditions are satisfied. Note that this is not the only possible answer, for example, <text:bookmark text:name="MathJax-Element-21-Frame"/><text:bookmark text:name="MathJax-Span-132"/><text:bookmark text:name="MathJax-Span-133"/><text:bookmark text:name="MathJax-Span-134"/><text:span text:style-name="T9">{</text:span><text:bookmark text:name="MathJax-Span-135"/><text:span text:style-name="T9">4</text:span><text:bookmark text:name="MathJax-Span-136"/><text:span text:style-name="T9">,</text:span><text:bookmark text:name="MathJax-Span-137"/><text:span text:style-name="T9">10</text:span><text:bookmark text:name="MathJax-Span-138"/><text:span text:style-name="T9">}</text:span><text:bookmark text:name="MathJax-Span-139"/><text:span text:style-name="T9">,</text:span><text:bookmark text:name="MathJax-Span-140"/><text:span text:style-name="T9">{</text:span><text:bookmark text:name="MathJax-Span-141"/><text:span text:style-name="T9">5</text:span><text:bookmark text:name="MathJax-Span-142"/><text:span text:style-name="T9">,</text:span><text:bookmark text:name="MathJax-Span-143"/><text:span text:style-name="T9">10</text:span><text:bookmark text:name="MathJax-Span-144"/><text:span text:style-name="T9">}</text:span><text:bookmark text:name="MathJax-Span-145"/><text:span text:style-name="T9">,</text:span><text:bookmark text:name="MathJax-Span-146"/><text:span text:style-name="T9">{</text:span><text:bookmark text:name="MathJax-Span-147"/><text:span text:style-name="T9">6</text:span><text:bookmark text:name="MathJax-Span-148"/><text:span text:style-name="T9">,</text:span><text:bookmark text:name="MathJax-Span-149"/><text:span text:style-name="T9">6</text:span><text:bookmark text:name="MathJax-Span-150"/><text:span text:style-name="T9">}</text:span><text:span text:style-name="T8">{4,10},{5,10},{6,6}</text:span> are also valid answers for this test case.</text:p>
      <text:p text:style-name="P10">In the second test case, the only pairs <text:bookmark text:name="MathJax-Element-22-Frame"/><text:bookmark text:name="MathJax-Span-151"/><text:bookmark text:name="MathJax-Span-152"/><text:bookmark text:name="MathJax-Span-153"/><text:span text:style-name="T9">{</text:span><text:bookmark text:name="MathJax-Span-154"/><text:span text:style-name="T6">a</text:span><text:bookmark text:name="MathJax-Span-155"/><text:span text:style-name="T9">,</text:span><text:bookmark text:name="MathJax-Span-156"/><text:span text:style-name="T6">b</text:span><text:bookmark text:name="MathJax-Span-157"/><text:span text:style-name="T9">}</text:span><text:span text:style-name="T8">{�,�}</text:span> that satisfy the condition <text:bookmark text:name="MathJax-Element-23-Frame"/><text:bookmark text:name="MathJax-Span-158"/><text:bookmark text:name="MathJax-Span-159"/><text:bookmark text:name="MathJax-Span-160"/><text:span text:style-name="T9">1</text:span><text:bookmark text:name="MathJax-Span-161"/><text:span text:style-name="T7">≤</text:span><text:bookmark text:name="MathJax-Span-162"/><text:span text:style-name="T6">a</text:span><text:bookmark text:name="MathJax-Span-163"/><text:span text:style-name="T9">+</text:span><text:bookmark text:name="MathJax-Span-164"/><text:span text:style-name="T6">b</text:span><text:bookmark text:name="MathJax-Span-165"/><text:span text:style-name="T7">≤</text:span><text:bookmark text:name="MathJax-Span-166"/><text:span text:style-name="T9">3</text:span><text:span text:style-name="T8">1≤�+�≤3</text:span> are <text:bookmark text:name="MathJax-Element-24-Frame"/><text:bookmark text:name="MathJax-Span-167"/><text:bookmark text:name="MathJax-Span-168"/><text:bookmark text:name="MathJax-Span-169"/><text:span text:style-name="T9">{</text:span><text:bookmark text:name="MathJax-Span-170"/><text:span text:style-name="T9">1</text:span><text:bookmark text:name="MathJax-Span-171"/><text:span text:style-name="T9">,</text:span><text:bookmark text:name="MathJax-Span-172"/><text:span text:style-name="T9">1</text:span><text:bookmark text:name="MathJax-Span-173"/><text:span text:style-name="T9">}</text:span><text:bookmark text:name="MathJax-Span-174"/><text:span text:style-name="T9">,</text:span><text:bookmark text:name="MathJax-Span-175"/><text:span text:style-name="T9">{</text:span><text:bookmark text:name="MathJax-Span-176"/><text:span text:style-name="T9">1</text:span><text:bookmark text:name="MathJax-Span-177"/><text:span text:style-name="T9">,</text:span><text:bookmark text:name="MathJax-Span-178"/><text:span text:style-name="T9">2</text:span><text:bookmark text:name="MathJax-Span-179"/><text:span text:style-name="T9">}</text:span><text:bookmark text:name="MathJax-Span-180"/><text:span text:style-name="T9">,</text:span><text:bookmark text:name="MathJax-Span-181"/><text:span text:style-name="T9">{</text:span><text:bookmark text:name="MathJax-Span-182"/><text:span text:style-name="T9">2</text:span><text:bookmark text:name="MathJax-Span-183"/><text:span text:style-name="T9">,</text:span><text:bookmark text:name="MathJax-Span-184"/><text:span text:style-name="T9">1</text:span><text:bookmark text:name="MathJax-Span-185"/><text:span text:style-name="T9">}</text:span><text:span text:style-name="T8">{1,1},{1,2},{2,1}</text:span>, but in each of these pairs <text:bookmark text:name="MathJax-Element-25-Frame"/><text:bookmark text:name="MathJax-Span-186"/><text:bookmark text:name="MathJax-Span-187"/><text:bookmark text:name="MathJax-Span-188"/><text:span text:style-name="T9">gcd</text:span><text:bookmark text:name="MathJax-Span-189"/><text:span text:style-name="T9">(</text:span><text:bookmark text:name="MathJax-Span-190"/><text:span text:style-name="T6">a</text:span><text:bookmark text:name="MathJax-Span-191"/><text:span text:style-name="T9">,</text:span><text:bookmark text:name="MathJax-Span-192"/><text:span text:style-name="T6">b</text:span><text:bookmark text:name="MathJax-Span-193"/><text:span text:style-name="T9">)</text:span><text:span text:style-name="T8">gcd(�,�)</text:span> equals <text:bookmark text:name="MathJax-Element-26-Frame"/><text:bookmark text:name="MathJax-Span-194"/><text:bookmark text:name="MathJax-Span-195"/><text:bookmark text:name="MathJax-Span-196"/><text:span text:style-name="T9">1</text:span><text:span text:style-name="T8">1</text:span>, so there is no answer.</text:p>
      <text:p text:style-name="P10">In the third sample test, <text:bookmark text:name="MathJax-Element-27-Frame"/><text:bookmark text:name="MathJax-Span-197"/><text:bookmark text:name="MathJax-Span-198"/><text:bookmark text:name="MathJax-Span-199"/><text:span text:style-name="T9">gcd</text:span><text:bookmark text:name="MathJax-Span-200"/><text:span text:style-name="T9">(</text:span><text:bookmark text:name="MathJax-Span-201"/><text:span text:style-name="T9">14</text:span><text:bookmark text:name="MathJax-Span-202"/><text:span text:style-name="T9">,</text:span><text:bookmark text:name="MathJax-Span-203"/><text:span text:style-name="T9">4</text:span><text:bookmark text:name="MathJax-Span-204"/><text:span text:style-name="T9">)</text:span><text:bookmark text:name="MathJax-Span-205"/><text:span text:style-name="T9">=</text:span><text:bookmark text:name="MathJax-Span-206"/><text:span text:style-name="T9">2</text:span><text:span text:style-name="T8">gcd(14,4)=2</text:span>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lucida console', 'andale mono', 'bitstream vera sans mono', 'courier new', Courier, monospace"/>
    <style:font-face style:name="Consolas1" svg:font-family="Consolas, 'lucida console', 'andale mono', 'bitstream vera sans mono', 'courier new', Courier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thJax Main" svg:font-family="'MathJax Main'"/>
    <style:font-face style:name="MathJax Math-italic" svg:font-family="'MathJax Math-italic'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helvetica neue" svg:font-family="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07T14:12:02.120000000</dc:date>
    <meta:editing-duration>PT22S</meta:editing-duration>
    <meta:editing-cycles>1</meta:editing-cycles>
    <meta:document-statistic meta:table-count="0" meta:image-count="0" meta:object-count="0" meta:page-count="1" meta:paragraph-count="53" meta:word-count="266" meta:character-count="1633" meta:non-whitespace-character-count="1420"/>
    <meta:generator>LibreOffice/7.2.2.2$Windows_X86_64 LibreOffice_project/02b2acce88a210515b4a5bb2e46cbfb63fe97d56</meta:generator>
  </office:meta>
</office:document-meta>
</file>